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style-name="ce0" office:value-type="string">
            <text:p>544#11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Ahh, this is a “Urinex”. It's a plant from
the demon world.</text:p>
          </table:table-cell>
          <table:table-cell table:number-columns-repeated="1020"/>
        </table:table-row>
        <table:table-row>
          <table:table-cell table:style-name="ce0" office:value-type="string">
            <text:p>え！？　魔界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The demon world?!</text:p>
          </table:table-cell>
          <table:table-cell table:number-columns-repeated="1020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ever could a plant from the demon world
be doing here...?</text:p>
          </table:table-cell>
          <table:table-cell table:number-columns-repeated="1020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Djaelbaaj guys have been coming and going
to this mountain, so I'd bet there were some
seeds hitching a ride on their clothes.</text:p>
          </table:table-cell>
          <table:table-cell table:number-columns-repeated="1020"/>
        </table:table-row>
        <table:table-row>
          <table:table-cell table:style-name="ce0" office:value-type="string">
            <text:p>種あるある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 makes sense.</text:p>
          </table:table-cell>
          <table:table-cell table:number-columns-repeated="1020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ll well and good, but if it's not
poisonous can't we just pull this off me by
force?</text:p>
          </table:table-cell>
          <table:table-cell table:number-columns-repeated="1020"/>
        </table:table-row>
        <table:table-row>
          <table:table-cell table:style-name="ce0" office:value-type="string">
            <text:p>毒、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Poisonous, huh...?</text:p>
          </table:table-cell>
          <table:table-cell table:number-columns-repeated="1020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style-name="ce0"/>
          <table:table-cell table:style-name="ce0"/>
          <table:table-cell table:style-name="ce0" office:value-type="string">
            <text:p>They sort of are, but they sort of aren't...
or something.</text:p>
          </table:table-cell>
          <table:table-cell table:number-columns-repeated="1020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'm Confuuused. Which is Iiit??</text:p>
          </table:table-cell>
          <table:table-cell table:number-columns-repeated="1020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planning on dodging the subject and
just leaving me here?!</text:p>
          </table:table-cell>
          <table:table-cell table:number-columns-repeated="1020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style-name="ce0"/>
          <table:table-cell table:style-name="ce0"/>
          <table:table-cell table:style-name="ce0" office:value-type="string">
            <text:p>It's not poisonous, is it?! So hurry up and
get me out of he—!</text:p>
          </table:table-cell>
          <table:table-cell table:number-columns-repeated="1020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Ah! Don't make any sudden movements...!</text:p>
          </table:table-cell>
          <table:table-cell table:number-columns-repeated="1020"/>
        </table:table-row>
        <table:table-row>
          <table:table-cell table:style-name="ce0" office:value-type="string">
            <text:p>・・・！！</text:p>
          </table:table-cell>
          <table:table-cell table:style-name="ce0" office:value-type="string">
            <text:p>Map326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げほっ！　けほけ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! *cough* *cough*!!</text:p>
          </table:table-cell>
          <table:table-cell table:number-columns-repeated="1020"/>
        </table:table-row>
        <table:table-row>
          <table:table-cell table:style-name="ce0" office:value-type="string">
            <text:p>な、なに！？　花粉！？</text:p>
          </table:table-cell>
          <table:table-cell table:style-name="ce0"/>
          <table:table-cell table:style-name="ce0"/>
          <table:table-cell table:style-name="ce0" office:value-type="string">
            <text:p>Wh-What?! Pollen?!</text:p>
          </table:table-cell>
          <table:table-cell table:number-columns-repeated="1020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cough*! Uwehh, I breathed it in!</text:p>
          </table:table-cell>
          <table:table-cell table:number-columns-repeated="1020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gh... *cough*... d-didn't I tell you not
to make any sudden movements...?</text:p>
          </table:table-cell>
          <table:table-cell table:number-columns-repeated="1020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style-name="ce0"/>
          <table:table-cell table:style-name="ce0"/>
          <table:table-cell table:style-name="ce0" office:value-type="string">
            <text:p>Why'd you have to go and do that... it got
in my lungs, too...</text:p>
          </table:table-cell>
          <table:table-cell table:number-columns-repeated="1020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h... this is quite awful...</text:p>
          </table:table-cell>
          <table:table-cell table:number-columns-repeated="1020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hat is it?! Please tell me this pollen
isn't dangerous...?!</text:p>
          </table:table-cell>
          <table:table-cell table:number-columns-repeated="1020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plant, Urinex, uses ammonia as its
main source of nutrition.</text:p>
          </table:table-cell>
          <table:table-cell table:number-columns-repeated="1020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I think I know where this is goin'...</text:p>
          </table:table-cell>
          <table:table-cell table:number-columns-repeated="1020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xactly as you guessed. It traps nearby
creatures and scatters fast-acting diuretic
pollen to have them inhale it, in order to
make them urin—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should have said so earlier!!!</text:p>
          </table:table-cell>
          <table:table-cell table:number-columns-repeated="1020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style-name="ce0"/>
          <table:table-cell table:style-name="ce0"/>
          <table:table-cell table:style-name="ce0" office:value-type="string">
            <text:p>It's not like I breathed in that much!!!
Wh-What should I do now?!</text:p>
          </table:table-cell>
          <table:table-cell table:number-columns-repeated="1020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 pollen's not gonna hurt you or anything,
so what's the point in panicking?</text:p>
          </table:table-cell>
          <table:table-cell table:number-columns-repeated="1020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you should simply void yourself where
you are, that way the Urinex shall be satisfied
and set you free! Nfu! Nfufufu!!</text:p>
          </table:table-cell>
          <table:table-cell table:number-columns-repeated="1020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ig words for someone who just ran away like
a big Chickeeen.</text:p>
          </table:table-cell>
          <table:table-cell table:number-columns-repeated="1020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we stop calling you Blue Carat
and call you Scaredy Carat?</text:p>
          </table:table-cell>
          <table:table-cell table:number-columns-repeated="1020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did not run away!!! I was simply overcome
by my reflexes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style-name="ce0"/>
          <table:table-cell table:style-name="ce0"/>
          <table:table-cell table:style-name="ce0" office:value-type="string">
            <text:p>Do you wish to hold a grudge match with us?!</text:p>
          </table:table-cell>
          <table:table-cell table:number-columns-repeated="1020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... uhh... I wanna get down from this
mountain now...</text:p>
          </table:table-cell>
          <table:table-cell table:number-columns-repeated="1020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, I see. Very well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style-name="ce0"/>
          <table:table-cell table:style-name="ce0"/>
          <table:table-cell table:style-name="ce0" office:value-type="string">
            <text:p>Do play carefully so as not to become prey
for the Shinigami!</text:p>
          </table:table-cell>
          <table:table-cell table:number-columns-repeated="1020"/>
        </table:table-row>
        <table:table-row>
          <table:table-cell table:style-name="ce0" office:value-type="string">
            <text:p>ごぎけんよう！！</text:p>
          </table:table-cell>
          <table:table-cell table:style-name="ce0"/>
          <table:table-cell table:style-name="ce0"/>
          <table:table-cell table:style-name="ce0" office:value-type="string">
            <text:p>Good d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